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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47in" text:min-label-width="0.25in" text:list-level-position-and-space-mode="label-alignment">
          <style:list-level-label-alignment text:label-followed-by="listtab" fo:margin-left="1.28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47in" text:min-label-width="0.25in" text:list-level-position-and-space-mode="label-alignment">
          <style:list-level-label-alignment text:label-followed-by="listtab" fo:margin-left="2.78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47in" text:min-label-width="0.25in" text:list-level-position-and-space-mode="label-alignment">
          <style:list-level-label-alignment text:label-followed-by="listtab" fo:margin-left="4.28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margin-left="1.475in" fo:text-indent="0.4916in">
        <style:tab-stops/>
      </style:paragraph-properties>
    </style:style>
    <style:style style:name="P2" style:parent-style-name="Titre" style:family="paragraph">
      <style:paragraph-properties fo:margin-left="1.475in" fo:text-indent="0.4916in">
        <style:tab-stops/>
      </style:paragraph-properties>
    </style:style>
    <style:style style:name="P3" style:parent-style-name="Paragraphedeliste" style:family="paragraph"/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Normal" style:family="paragraph">
      <style:paragraph-properties fo:break-before="page"/>
      <style:text-properties fo:hyphenate="true"/>
    </style:style>
    <style:style style:name="P19" style:parent-style-name="Paragraphedeliste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Paragraphedeliste" style:family="paragraph"/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Normal" style:family="paragraph">
      <style:paragraph-properties fo:margin-left="0.25in">
        <style:tab-stops/>
      </style:paragraph-properties>
    </style:style>
    <style:style style:name="P34" style:parent-style-name="Paragraphedeliste" style:family="paragraph"/>
    <style:style style:name="P35" style:parent-style-name="Paragraphedeliste" style:family="paragraph"/>
    <style:style style:name="P36" style:parent-style-name="Paragraphedeliste" style:family="paragraph"/>
    <style:style style:name="P37" style:parent-style-name="Paragraphedeliste" style:family="paragraph"/>
    <style:style style:name="P38" style:parent-style-name="Paragraphedeliste" style:family="paragraph"/>
    <style:style style:name="P39" style:parent-style-name="Paragraphedeliste" style:family="paragraph"/>
    <style:style style:name="P40" style:parent-style-name="Normal" style:family="paragraph">
      <style:paragraph-properties fo:margin-left="0.0347in">
        <style:tab-stops/>
      </style:paragraph-properties>
      <style:text-properties fo:font-weight="bold" style:font-weight-asian="bold" style:font-weight-complex="bold"/>
    </style:style>
    <style:style style:name="P41" style:parent-style-name="Paragraphedeliste" style:family="paragraph"/>
    <style:style style:name="P42" style:parent-style-name="Paragraphedeliste" style:family="paragraph"/>
    <style:style style:name="P43" style:parent-style-name="Paragraphedeliste" style:family="paragraph"/>
    <style:style style:name="P44" style:parent-style-name="Paragraphedeliste" style:family="paragraph"/>
    <style:style style:name="P45" style:parent-style-name="Paragraphedeliste" style:family="paragraph"/>
    <style:style style:name="P46" style:parent-style-name="Paragraphedeliste" style:family="paragraph"/>
    <style:style style:name="P47" style:parent-style-name="Paragraphedeliste" style:family="paragraph"/>
    <style:style style:name="P48" style:parent-style-name="Normal" style:family="paragraph">
      <style:paragraph-properties fo:margin-left="0.0347in">
        <style:tab-stops/>
      </style:paragraph-properties>
      <style:text-properties fo:font-weight="bold" style:font-weight-asian="bold" style:font-weight-complex="bold"/>
    </style:style>
    <style:style style:name="P49" style:parent-style-name="Paragraphedeliste" style:family="paragraph"/>
    <style:style style:name="T50" style:parent-style-name="Policepardéfaut" style:family="text">
      <style:text-properties fo:background-color="#FFFF00"/>
    </style:style>
    <style:style style:name="P51" style:parent-style-name="Paragraphedeliste" style:family="paragraph"/>
    <style:style style:name="P52" style:parent-style-name="Paragraphedeliste" style:family="paragraph"/>
    <style:style style:name="P53" style:parent-style-name="Paragraphedeliste" style:family="paragraph"/>
    <style:style style:name="P54" style:parent-style-name="Paragraphedeliste" style:family="paragraph"/>
    <style:style style:name="P55" style:parent-style-name="Paragraphedeliste" style:family="paragraph"/>
    <style:style style:name="P56" style:parent-style-name="Paragraphedeliste" style:family="paragraph"/>
    <style:style style:name="P57" style:parent-style-name="Paragraphedeliste" style:family="paragraph"/>
    <style:style style:name="P58" style:parent-style-name="Paragraphedeliste" style:family="paragraph"/>
    <style:style style:name="P59" style:parent-style-name="Normal" style:family="paragraph">
      <style:paragraph-properties fo:margin-left="0.0347in">
        <style:tab-stops/>
      </style:paragraph-properties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2" style:parent-style-name="Normal" style:family="paragraph">
      <style:paragraph-properties fo:margin-left="0.0347in">
        <style:tab-stops/>
      </style:paragraph-properties>
    </style:style>
    <style:style style:name="T6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Paragraphedeliste" style:family="paragraph"/>
    <style:style style:name="P66" style:parent-style-name="Paragraphedeliste" style:family="paragraph"/>
    <style:style style:name="P67" style:parent-style-name="Paragraphedeliste" style:family="paragraph"/>
    <style:style style:name="P68" style:parent-style-name="Paragraphedeliste" style:family="paragraph"/>
    <style:style style:name="P69" style:parent-style-name="Paragraphedeliste" style:family="paragraph"/>
    <style:style style:name="P70" style:parent-style-name="Normal" style:family="paragraph">
      <style:paragraph-properties fo:margin-left="0.0347in">
        <style:tab-stops/>
      </style:paragraph-properties>
      <style:text-properties fo:font-weight="bold" style:font-weight-asian="bold" style:font-weight-complex="bold"/>
    </style:style>
    <style:style style:name="P71" style:parent-style-name="Paragraphedeliste" style:family="paragraph"/>
    <style:style style:name="P72" style:parent-style-name="Paragraphedeliste" style:family="paragraph"/>
    <style:style style:name="P73" style:parent-style-name="Paragraphedeliste" style:family="paragraph"/>
    <style:style style:name="P74" style:parent-style-name="Paragraphedeliste" style:family="paragraph"/>
    <style:style style:name="P75" style:parent-style-name="Normal" style:family="paragraph">
      <style:paragraph-properties fo:margin-left="0.0347in">
        <style:tab-stops/>
      </style:paragraph-properties>
      <style:text-properties fo:font-weight="bold" style:font-weight-asian="bold" style:font-weight-complex="bold"/>
    </style:style>
    <style:style style:name="P76" style:parent-style-name="Paragraphedeliste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Cahier d’exercices</text:p>
      <text:h text:style-name="Titre1" text:outline-level="1">TP Module 1</text:h>
      <text:p text:style-name="Normal"/>
      <text:list text:style-name="LFO1" text:continue-numbering="true">
        <text:list-item>
          <text:p text:style-name="P3">Objectif : Réaliser un modèle MCD simple.<text:s/></text:p>
        </text:list-item>
      </text:list>
      <text:p text:style-name="P4">Enoncé : A partir de l’analyse fonctionnelle suivante, réaliser le MCD.</text:p>
      <text:p text:style-name="Normal">Gestionnaire d’un magasin de location d’articles, nous souhaitons mettre en place un système pour enregistrer les locations d’article de nos clients.</text:p>
      <text:p text:style-name="Normal">Informations sur un client :<text:s/></text:p>
      <text:list text:style-name="LFO2" text:continue-numbering="true">
        <text:list-item>
          <text:p text:style-name="P5">Nom<text:s/></text:p>
        </text:list-item>
        <text:list-item>
          <text:p text:style-name="P6">Prénom<text:s/></text:p>
        </text:list-item>
        <text:list-item>
          <text:p text:style-name="P7">Adresse</text:p>
        </text:list-item>
        <text:list-item>
          <text:p text:style-name="P8">Code Postal</text:p>
        </text:list-item>
        <text:list-item>
          <text:p text:style-name="P9">Ville</text:p>
        </text:list-item>
      </text:list>
      <text:p text:style-name="Normal">Informations sur un article :<text:s/></text:p>
      <text:list text:style-name="LFO2" text:continue-numbering="true">
        <text:list-item>
          <text:p text:style-name="P10">Référence<text:s/></text:p>
        </text:list-item>
        <text:list-item>
          <text:p text:style-name="P11">Désignation</text:p>
        </text:list-item>
        <text:list-item>
          <text:p text:style-name="P12">Catégorie</text:p>
        </text:list-item>
        <text:list-item>
          <text:p text:style-name="P13">Gamme</text:p>
        </text:list-item>
      </text:list>
      <text:p text:style-name="Normal"/>
      <text:list text:style-name="LFO2" text:continue-numbering="true">
        <text:list-item>
          <text:p text:style-name="P14">Un client peut louer plusieurs articles,</text:p>
        </text:list-item>
        <text:list-item>
          <text:p text:style-name="P15">Un article peut être loué par plusieurs clients,</text:p>
        </text:list-item>
        <text:list-item>
          <text:p text:style-name="P16">Il existe 6 catégories d’article,</text:p>
        </text:list-item>
        <text:list-item>
          <text:p text:style-name="P17">Il existe 3 gammes d’article.</text:p>
        </text:list-item>
      </text:list>
      <text:p text:style-name="Paragraphedeliste"/>
      <text:p text:style-name="P18"/>
      <text:soft-page-break/>
      <text:h text:style-name="Titre1" text:outline-level="1">TP Module 3<text:s/></text:h>
      <text:p text:style-name="Normal"/>
      <text:list text:style-name="LFO1" text:continue-numbering="true">
        <text:list-item>
          <text:p text:style-name="P19">Objectif : Manipuler les requêtes de sélection.</text:p>
        </text:list-item>
      </text:list>
      <text:p text:style-name="Normal"><text:span text:style-name="T20">Prérequis : Jouer les scripts de création de la base de données<text:s/></text:span><text:span text:style-name="T21">CreationBddLocations.sql<text:s/></text:span><text:span text:style-name="T22">et d’insertion des données<text:s/></text:span><text:span text:style-name="T23">InsertLocations.sql.<text:s/></text:span></text:p>
      <text:p text:style-name="P24">Enoncé : Ecrire en T-SQL les requêtes demandées, comparer avec les résultats attendus.</text:p>
      <text:list text:style-name="LFO3" text:continue-numbering="true">
        <text:list-item>
          <text:p text:style-name="P25">Lister les clients (nom, prénom, adresse, code postal, ville).</text:p>
        </text:list-item>
        <text:list-item>
          <text:p text:style-name="P26">Lister les clients domiciliés dans la région Île de<text:s/>France (75','77','78','91','92','93','94','95')</text:p>
        </text:list-item>
        <text:list-item>
          <text:p text:style-name="P27">Lister les fiches de location du client « Jean Dupond » par date de création décroissante.</text:p>
        </text:list-item>
        <text:list-item>
          <text:p text:style-name="P28">Lister les fiches de location en cours.</text:p>
        </text:list-item>
        <text:list-item>
          <text:p text:style-name="P29">Lister les articles ayant un « d » dans leur désignation.</text:p>
        </text:list-item>
        <text:list-item>
          <text:p text:style-name="P30">Lister les clients dont le nom commence par une des 10 premières lettres de l’alphabet.<text:s/></text:p>
        </text:list-item>
        <text:list-item>
          <text:p text:style-name="P31">Lister les locations du mois de juin de cette année.<text:tab/><text:tab/><text:tab/><text:tab/></text:p>
        </text:list-item>
        <text:list-item>
          <text:p text:style-name="P32">Afficher les fiches de location, la colonne Etat doit afficher « Soldée » si Etat = SO, <text:s text:c="2"/></text:p>
        </text:list-item>
      </text:list>
      <text:p text:style-name="P33"><text:s text:c="2"/>« En cours » si Etat = EC et « Rendu » si état = RE.</text:p>
      <text:list text:style-name="LFO3" text:continue-numbering="true">
        <text:list-item>
          <text:p text:style-name="P34">Afficher les articles de la gamme EG ou de la catégorie FOP.</text:p>
        </text:list-item>
        <text:list-item>
          <text:p text:style-name="P35">Lister les articles de la gamme PR et de la catégorie FOA.</text:p>
        </text:list-item>
        <text:list-item>
          <text:p text:style-name="P36">Lister les articles sous le format suivant : (refart, désignation / codeCate / codeGamme).</text:p>
        </text:list-item>
        <text:list-item>
          <text:p text:style-name="P37">Lister les fiches de location créée il y a moins de 7 jours (Utiliser une fonction).</text:p>
        </text:list-item>
        <text:list-item>
          <text:p text:style-name="P38">Afficher le nombre total de clients.</text:p>
        </text:list-item>
      </text:list>
      <text:p text:style-name="Paragraphedeliste"/>
      <text:h text:style-name="Titre1" text:outline-level="1">TP Module 4<text:s/></text:h>
      <text:p text:style-name="Normal"/>
      <text:list text:style-name="LFO1" text:continue-numbering="true">
        <text:list-item>
          <text:p text:style-name="P39">Objectif : Manipuler des requêtes plus complexes avec des jointures.</text:p>
        </text:list-item>
      </text:list>
      <text:p text:style-name="P40">Enoncé : Ecrire en T-SQL les requêtes demandées, comparer avec les résultats attendus.</text:p>
      <text:list text:style-name="LFO4" text:continue-numbering="true">
        <text:list-item>
          <text:p text:style-name="P41">Afficher la liste des locations avec le nom et prénom des clients.</text:p>
        </text:list-item>
        <text:list-item>
          <text:p text:style-name="P42">Afficher les locations de chaque article, y compris ceux n’ayant jamais été loués (dans ce cas afficher « Pas de location connue »).</text:p>
        </text:list-item>
        <text:list-item>
          <text:p text:style-name="P43">Afficher les locations des articles de la gamme PR et catégorie FOA.</text:p>
        </text:list-item>
        <text:list-item>
          <text:p text:style-name="P44">Afficher les articles loués par les clients des départements d’Île de France.</text:p>
        </text:list-item>
        <text:list-item>
          <text:p text:style-name="P45">Afficher la liste des locations (ligne fiche) jusqu’à J-7 avec le nom et prénom des clients, et ajouter ceux n’ayant jamais réalisés de location (dans ce cas afficher « Pas de location connue »).</text:p>
        </text:list-item>
        <text:list-item>
          <text:p text:style-name="P46">Lister les clients n’ayant jamais loué d’articles de la gamme PR.</text:p>
        </text:list-item>
      </text:list>
      <text:h text:style-name="Titre1" text:outline-level="1"/>
      <text:h text:style-name="Titre1" text:outline-level="1"/>
      <text:h text:style-name="Titre1" text:outline-level="1"/>
      <text:h text:style-name="Titre1" text:outline-level="1">TP Module 5</text:h>
      <text:p text:style-name="Normal"/>
      <text:list text:style-name="LFO1" text:continue-numbering="true">
        <text:list-item>
          <text:p text:style-name="P47">Objectif : Manipuler des requêtes avec des regroupements et calculs d’agrégats.</text:p>
        </text:list-item>
      </text:list>
      <text:p text:style-name="P48">Enoncé : Ecrire en T-SQL les requêtes demandées, comparer avec les résultats attendus.</text:p>
      <text:list text:style-name="LFO5" text:continue-numbering="true">
        <text:list-item>
          <text:p text:style-name="P49">Afficher par ordre décroissant le nombre de client<text:s/><text:span text:style-name="T50">par</text:span><text:s/>département.</text:p>
        </text:list-item>
        <text:list-item>
          <text:p text:style-name="P51">Afficher les clients n’ayant loué qu’une seule fois du matériel. (fiches)</text:p>
        </text:list-item>
        <text:list-item>
          <text:p text:style-name="P52">Afficher par ordre croissant les 10 articles les plus loués.</text:p>
        </text:list-item>
        <text:list-item>
          <text:p text:style-name="P53">Afficher le nombre de locations par catégories.</text:p>
        </text:list-item>
        <text:list-item>
          <text:p text:style-name="P54">Déterminer le panier moyen d’une location.</text:p>
        </text:list-item>
        <text:list-item>
          <text:p text:style-name="P55">Afficher les clients ayant loué plus de deux articles dans la même fiche.</text:p>
        </text:list-item>
        <text:list-item>
          <text:p text:style-name="P56">Afficher la liste des clients ayant une fiche non soldée.</text:p>
        </text:list-item>
        <text:list-item>
          <text:p text:style-name="P57">Afficher les articles étant en cours de location.</text:p>
        </text:list-item>
      </text:list>
      <text:h text:style-name="Titre1" text:outline-level="1"/>
      <text:h text:style-name="Titre1" text:outline-level="1">TP Module 6</text:h>
      <text:list text:style-name="LFO1" text:continue-numbering="true">
        <text:list-item>
          <text:p text:style-name="P58">Objectif : Manipuler des requêtes d’insertion / modification / suppression des données</text:p>
        </text:list-item>
      </text:list>
      <text:p text:style-name="P59"><text:span text:style-name="T60">Prérequis : Jouer le script de modification de la base de données<text:s/></text:span><text:span text:style-name="T61">ModifBDDLocation.sql</text:span></text:p>
      <text:p text:style-name="P62"><text:span text:style-name="T63"><text:s/></text:span><text:span text:style-name="T64">Enoncé : Ecrire en T-SQL les requêtes demandées, comparer avec les résultats attendus.</text:span></text:p>
      <text:list text:style-name="LFO6" text:continue-numbering="true">
        <text:list-item>
          <text:p text:style-name="P65">Ajouter un nouveau client.</text:p>
        </text:list-item>
        <text:list-item>
          <text:p text:style-name="P66">Mettre à jour les autres clients pour définir l’idClientParain avec l’id du client généré en 1.</text:p>
        </text:list-item>
        <text:list-item>
          <text:p text:style-name="P67">Ecrire un script de suppression pour les données du client 14.</text:p>
        </text:list-item>
        <text:list-item>
          <text:p text:style-name="P68">Créer une vue affichant les désignations et date de départ des articles en cours de location depuis plus de 7 jours.</text:p>
        </text:list-item>
      </text:list>
      <text:p text:style-name="Normal"/>
      <text:h text:style-name="Titre1" text:outline-level="1">TP Module 7</text:h>
      <text:list text:style-name="LFO1" text:continue-numbering="true">
        <text:list-item>
          <text:p text:style-name="P69">Objectif : Ecrire une procédure stockée</text:p>
        </text:list-item>
      </text:list>
      <text:p text:style-name="P70">Enoncé : Ecrire en T-SQL une procédure stockée réalisant l’opération demandée :</text:p>
      <text:list text:style-name="LFO7" text:continue-numbering="true">
        <text:list-item>
          <text:p text:style-name="P71"><text:s/>Création d’une fiche de location pour le client demandé.</text:p>
        </text:list-item>
        <text:list-item>
          <text:p text:style-name="P72">Mettre à jour l’état d’une fiche de location lorsque les articles sont rendus.</text:p>
        </text:list-item>
        <text:list-item>
          <text:p text:style-name="P73">Mettre à jour l’état d’une fiche de location lorsque la fiche est payée.</text:p>
        </text:list-item>
        <text:list-item>
          <text:p text:style-name="P74">Rendre un article, si tout les articles de la fiche sont rendus, alors l’état de la fiche passe à rendu<text:s/></text:p>
        </text:list-item>
      </text:list>
      <text:p text:style-name="P75"/>
      <text:p text:style-name="Paragraphedeliste"/>
      <text:p text:style-name="Normal"/>
      <text:h text:style-name="Titre1" text:outline-level="1">TP BONUS<text:s/></text:h>
      <text:p text:style-name="Normal"/>
      <text:p text:style-name="Normal">1. Afficher pour chaque fiches la différence en jour entre la date de création de la fiche et la date de création de la première fiche.</text:p>
      <text:p text:style-name="Normal">2. Ajouter une colonne date de création dans la table client</text:p>
      <text:p text:style-name="Normal">3. Mettre à jour la colonne avec une date générée aléatoirement (fonctions CONCAT, ROUND et RAND nécessaires).</text:p>
      <text:p text:style-name="Normal"/>
      <text:p text:style-name="P76"/>
      <text:p text:style-name="P7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style style:name="WW_CharLFO7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0347in" text:min-label-width="0.25in" text:list-level-position-and-space-mode="label-alignment">
          <style:list-level-label-alignment text:label-followed-by="listtab" fo:margin-left="0.2847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347in" text:min-label-width="0.25in" text:list-level-position-and-space-mode="label-alignment">
          <style:list-level-label-alignment text:label-followed-by="listtab" fo:margin-left="0.78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47in" text:min-label-width="0.25in" text:list-level-position-and-space-mode="label-alignment">
          <style:list-level-label-alignment text:label-followed-by="listtab" fo:margin-left="1.28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47in" text:min-label-width="0.25in" text:list-level-position-and-space-mode="label-alignment">
          <style:list-level-label-alignment text:label-followed-by="listtab" fo:margin-left="1.78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47in" text:min-label-width="0.25in" text:list-level-position-and-space-mode="label-alignment">
          <style:list-level-label-alignment text:label-followed-by="listtab" fo:margin-left="2.28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47in" text:min-label-width="0.25in" text:list-level-position-and-space-mode="label-alignment">
          <style:list-level-label-alignment text:label-followed-by="listtab" fo:margin-left="2.78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47in" text:min-label-width="0.25in" text:list-level-position-and-space-mode="label-alignment">
          <style:list-level-label-alignment text:label-followed-by="listtab" fo:margin-left="3.28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47in" text:min-label-width="0.25in" text:list-level-position-and-space-mode="label-alignment">
          <style:list-level-label-alignment text:label-followed-by="listtab" fo:margin-left="3.78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47in" text:min-label-width="0.25in" text:list-level-position-and-space-mode="label-alignment">
          <style:list-level-label-alignment text:label-followed-by="listtab" fo:margin-left="4.28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naud DUBOIS</meta:initial-creator>
    <dc:creator>Nicolas DUMEZ</dc:creator>
    <meta:creation-date>2021-07-05T12:15:00Z</meta:creation-date>
    <dc:date>2024-05-29T07:19:00Z</dc:date>
    <meta:template xlink:href="Normal" xlink:type="simple"/>
    <meta:editing-cycles>13</meta:editing-cycles>
    <meta:editing-duration>PT305400S</meta:editing-duration>
    <meta:document-statistic meta:page-count="4" meta:paragraph-count="9" meta:word-count="715" meta:character-count="4641" meta:row-count="32" meta:non-whitespace-character-count="3935"/>
  </office:meta>
</office:document-meta>
</file>